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d5959" officeooo:paragraph-rsid="000d59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se puede apreciar en el diagrama Entidad-Relación, la base de datos se compone de cinco entidades: Pista, Proyecto, Lista, Usuario y Comentario.</text:p>
      <text:p text:style-name="P1">Como cabe esperar en este proyecto, la mayor parte del peso recae sobre la entidad Proyecto, en la cual se pueden resaltar sus atributos "Nº visitas" y "valoración total", los cuales son calculables a partir de las relaciones visita y valora, respectivamente. Por otra parte, también llama la atención el atributo multivaluado "tags", para almacenar las etiquetas representativas de un proyecto.</text:p>
      <text:p text:style-name="P1">Por otra parte, merecen especial mención las entidades Comentario y Pista, las cuales necesitan de la clave extranjera de otra entidad (Usuario y Proyecto, respectivamente) para formar su clave, por lo que pasan a ser entidades débiles, como está indic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124" meta:character-count="800" meta:non-whitespace-character-count="679"/>
    <meta:generator>LibreOffice/5.1.6.2$Linux_X86_64 LibreOffice_project/10m0$Build-2</meta:generator>
  </office:meta>
</office:document-meta>
</file>